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f44c4" officeooo:paragraph-rsid="001f44c4"/>
    </style:style>
    <style:style style:name="P2" style:family="paragraph" style:parent-style-name="Standard">
      <style:text-properties officeooo:rsid="00209b2d" officeooo:paragraph-rsid="00209b2d"/>
    </style:style>
    <style:style style:name="T1" style:family="text">
      <style:text-properties officeooo:rsid="00209b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ptember 19, 2024</text:p>
      <text:p text:style-name="P1"/>
      <text:p text:style-name="P1">Engr. Klint Ian V. Austero</text:p>
      <text:p text:style-name="P1">Computer Engineering Department</text:p>
      <text:p text:style-name="P1">College of Engineering and Design</text:p>
      <text:p text:style-name="P1">Silliman University</text:p>
      <text:p text:style-name="P1"/>
      <text:p text:style-name="P1">Dear Engr. Austero,</text:p>
      <text:p text:style-name="P1"/>
      <text:p text:style-name="P1">Good day, Sir. My groupmates, John Vincent Jimar and Nino Olis, and I, Inigo Gonzalez, <text:span text:style-name="T1">are writing this letter to explain our absence in </text:span>the class of CpE 51-A: CpE Practice and Design 1, as we were participating in the Silliman University Junior High School Science Fair 2024.</text:p>
      <text:p text:style-name="P1"/>
      <text:p text:style-name="P2">We wish to request for your understanding in this matter. Thank you so much and we are looking forward for your response, Sir.</text:p>
      <text:p text:style-name="P2"/>
      <text:p text:style-name="P2"/>
      <text:p text:style-name="P2">Sincerely,</text:p>
      <text:p text:style-name="P2"/>
      <text:p text:style-name="P2">Inigo Gonzalez</text:p>
      <text:p text:style-name="P2">Nino Olis</text:p>
      <text:p text:style-name="P2">John Vincent Jimar</text:p>
      <text:p text:style-name="P2"/>
      <text:p text:style-name="P2"/>
      <text:p text:style-name="P2">Signed by,</text:p>
      <text:p text:style-name="P2">Engr. Johnson B. Diputado</text:p>
      <text:p text:style-name="P2">Instruct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19:42.999601813</meta:creation-date>
    <dc:date>2024-09-19T07:38:33.470633550</dc:date>
    <meta:editing-duration>PT18M49S</meta:editing-duration>
    <meta:editing-cycles>2</meta:editing-cycles>
    <meta:generator>LibreOffice/24.8.1.2$Linux_X86_64 LibreOffice_project/480$Build-2</meta:generator>
    <meta:document-statistic meta:table-count="0" meta:image-count="0" meta:object-count="0" meta:page-count="1" meta:paragraph-count="15" meta:word-count="107" meta:character-count="644" meta:non-whitespace-character-count="552"/>
  </office:meta>
</office:document-meta>
</file>